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FullArc.GraphicsFullArc( int x , int y , int mh , int m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icsFullArc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FullArc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FullArc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phicsFullArc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